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7000003719A9AAE689C8D15B9.png" manifest:media-type="image/png"/>
  <manifest:file-entry manifest:full-path="Pictures/1000020100000234000004494BFABD1917C703A3.png" manifest:media-type="image/png"/>
  <manifest:file-entry manifest:full-path="Pictures/10000201000001D700000371FF81EF702CBCD925.png" manifest:media-type="image/png"/>
  <manifest:file-entry manifest:full-path="Pictures/10000201000001D700000371BE91D3829D6467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8.419cm" svg:height="15.749cm" svg:x="9.783cm" svg:y="-0.012cm">
          <draw:image xlink:href="Pictures/10000201000001D700000371FF81EF702CBCD92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8.419cm" svg:height="15.749cm" svg:x="9.783cm" svg:y="-0.012cm">
          <draw:image xlink:href="Pictures/10000201000001D700000371BE91D3829D6467F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8.096cm" svg:height="15.749cm" svg:x="9.945cm" svg:y="-0.012cm">
          <draw:image xlink:href="Pictures/1000020100000234000004494BFABD1917C703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8.419cm" svg:height="15.749cm" svg:x="9.783cm" svg:y="-0.012cm">
          <draw:image xlink:href="Pictures/10000201000001D7000003719A9AAE689C8D15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7:20:32.846222461</meta:creation-date>
    <dc:date>2019-09-25T17:22:54.074534580</dc:date>
    <meta:editing-duration>PT2M23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